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2" style:parent-style-name="Normal" style:family="paragraph">
      <style:text-properties fo:font-size="14pt" style:font-size-asian="14pt"/>
    </style:style>
    <style:style style:name="P3" style:parent-style-name="Normal" style:family="paragraph">
      <style:text-properties fo:font-size="14pt" style:font-size-asian="14pt"/>
    </style:style>
    <style:style style:name="P4" style:parent-style-name="Normal" style:family="paragraph">
      <style:text-properties fo:font-size="14pt" style:font-size-asian="14pt"/>
    </style:style>
    <style:style style:name="P5" style:parent-style-name="Normal" style:family="paragraph">
      <style:text-properties fo:font-size="14pt" style:font-size-asian="14pt"/>
    </style:style>
    <style:style style:name="T6" style:parent-style-name="Tipodeletrapredefinidodoparágrafo" style:family="text">
      <style:text-properties fo:font-size="14pt" style:font-size-asian="14pt"/>
    </style:style>
  </office:automatic-styles>
  <office:body>
    <office:text text:use-soft-page-breaks="true">
      <text:p text:style-name="P1">Gestão de um Clube Desportivo</text:p>
      <text:p text:style-name="Normal"/>
      <text:p text:style-name="P2">O utilizador (gestor) terá à sua disposição o controlo total de todos os funcionários e sócios do clube, infraestruturas e equipamentos/materiais. Poderá adicionar/remover jogadores de diferentes modalidades, adicionar/remover funcionários da equipa técnica, e controlar o número de sócios no momento, bem como o número de funcionários empregados. Adicionando a isto, será também<text:s/>possível<text:s/>arquivar os resultados de todas as jornadas de diferentes modalidades,<text:s/>estatísticas<text:s/>e gastos.</text:p>
      <text:p text:style-name="P3"/>
      <text:p text:style-name="P4">Trabalho realizado por:</text:p>
      <text:p text:style-name="P5"/>
      <text:p text:style-name="Normal"><text:span text:style-name="T6">José Moreira (79671), Bruno Aguiar (80177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uno Aguiar</meta:initial-creator>
    <dc:creator>Bruno Aguiar</dc:creator>
    <meta:creation-date>2018-04-03T17:32:00Z</meta:creation-date>
    <dc:date>2018-04-04T15:39:00Z</dc:date>
    <meta:template xlink:href="Normal" xlink:type="simple"/>
    <meta:editing-cycles>2</meta:editing-cycles>
    <meta:editing-duration>PT24120S</meta:editing-duration>
    <meta:document-statistic meta:page-count="1" meta:paragraph-count="1" meta:word-count="91" meta:character-count="582" meta:row-count="4" meta:non-whitespace-character-count="492"/>
  </office:meta>
</office:document-meta>
</file>